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line-height="200%" fo:text-align="start" style:justify-single-word="false"/>
      <style:text-properties officeooo:paragraph-rsid="0012c08e"/>
    </style:style>
    <style:style style:name="P3" style:family="paragraph" style:parent-style-name="Text_20_body">
      <style:paragraph-properties fo:line-height="200%" fo:text-align="start" style:justify-single-word="false" fo:break-before="page"/>
      <style:text-properties officeooo:paragraph-rsid="0012c08e"/>
    </style:style>
    <style:style style:name="P4" style:family="paragraph" style:parent-style-name="Text_20_body">
      <style:paragraph-properties fo:line-height="200%" fo:text-align="center" style:justify-single-word="false"/>
      <style:text-properties officeooo:paragraph-rsid="0012c08e"/>
    </style:style>
    <style:style style:name="P5" style:family="paragraph" style:parent-style-name="Text_20_body">
      <style:paragraph-properties fo:line-height="200%" fo:text-align="center" style:justify-single-word="false" fo:break-before="page"/>
      <style:text-properties officeooo:paragraph-rsid="0012c08e"/>
    </style:style>
    <style:style style:name="P6" style:family="paragraph" style:parent-style-name="Text_20_body">
      <style:paragraph-properties fo:margin-top="0.1189in" fo:margin-bottom="0.2161in" style:contextual-spacing="false" fo:text-align="center" style:justify-single-word="false"/>
      <style:text-properties officeooo:paragraph-rsid="0012c08e"/>
    </style:style>
    <style:style style:name="P7" style:family="paragraph" style:parent-style-name="Text_20_body">
      <style:paragraph-properties fo:text-align="center" style:justify-single-word="false"/>
      <style:text-properties officeooo:paragraph-rsid="0012c08e"/>
    </style:style>
    <style:style style:name="P8" style:family="paragraph" style:parent-style-name="Text_20_body">
      <style:paragraph-properties fo:line-height="150%" fo:text-align="center" style:justify-single-word="false"/>
      <style:text-properties officeooo:paragraph-rsid="0012c08e"/>
    </style:style>
    <style:style style:name="P9" style:family="paragraph" style:parent-style-name="Text_20_body">
      <style:paragraph-properties fo:line-height="150%" fo:text-align="center" style:justify-single-word="false"/>
      <style:text-properties style:font-name="Times New Roman" fo:font-size="12pt" fo:font-weight="normal" officeooo:rsid="001dc5ff" officeooo:paragraph-rsid="0012c08e" style:font-size-asian="12pt" style:font-weight-asian="normal" style:font-size-complex="12pt" style:font-weight-complex="normal"/>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weight="normal" officeooo:rsid="001dc5ff" style:font-size-asian="12pt" style:font-weight-asian="normal" style:font-size-complex="12pt" style:font-weight-complex="normal"/>
    </style:style>
    <style:style style:name="T3" style:family="text">
      <style:text-properties style:font-name="Times New Roman" fo:font-size="12pt" fo:font-weight="normal" officeooo:rsid="00292676" style:font-size-asian="12pt" style:font-weight-asian="normal" style:font-size-complex="12pt"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weight="bold" style:font-size-asian="12pt" style:font-weight-asian="bold" style:font-size-complex="12pt" style:font-weight-complex="bold"/>
    </style:style>
    <style:style style:name="T7" style:family="text">
      <style:text-properties style:font-name="Times New Roman" fo:font-size="12pt" fo:font-weight="bold" officeooo:rsid="0027838c" style:font-size-asian="12pt" style:font-weight-asian="bold" style:font-size-complex="12pt" style:font-weight-complex="bold"/>
    </style:style>
    <style:style style:name="T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officeooo:rsid="0027838c"/>
    </style:style>
    <style:style style:name="T10" style:family="text">
      <style:text-properties style:font-name="Times New Roman"/>
    </style:style>
    <style:style style:name="T11" style:family="text">
      <style:text-properties style:font-name="Times New Roman"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4"/></text:span></text:p>
      <text:p text:style-name="P6"><text:span text:style-name="Strong_20_Emphasis"><text:span text:style-name="T4"/></text:span></text:p>
      <text:p text:style-name="P6"><text:span text:style-name="Strong_20_Emphasis"><text:span text:style-name="T4"/></text:span></text:p>
      <text:p text:style-name="P6"><text:span text:style-name="Strong_20_Emphasis"><text:span text:style-name="T4"/></text:span></text:p>
      <text:p text:style-name="P6"><text:span text:style-name="Strong_20_Emphasis"><text:span text:style-name="T4"/></text:span></text:p>
      <text:p text:style-name="P6"><text:span text:style-name="Strong_20_Emphasis"><text:span text:style-name="T4"/></text:span></text:p>
      <text:h text:style-name="P1" text:outline-level="1"><text:span text:style-name="Strong_20_Emphasis"><text:span text:style-name="T10">An Analysis of </text:span></text:span><text:span text:style-name="Strong_20_Emphasis"><text:span text:style-name="T11">Misyar</text:span></text:span><text:span text:style-name="Strong_20_Emphasis"><text:span text:style-name="T10"> Marriage and Its Implications:</text:span></text:span></text:h>
      <text:h text:style-name="P1" text:outline-level="1"><text:span text:style-name="Strong_20_Emphasis"><text:span text:style-name="T10">A Case of Abuse in the United Kingdom</text:span></text:span></text:h>
      <text:p text:style-name="P7"><text:span text:style-name="Strong_20_Emphasis"><text:span text:style-name="T4"/></text:span></text:p>
      <text:p text:style-name="P8"><text:span text:style-name="Strong_20_Emphasis"><text:span text:style-name="T2">Julius Cinco Cesar</text:span></text:span></text:p>
      <text:p text:style-name="P8"><text:span text:style-name="Strong_20_Emphasis"><text:span text:style-name="T2">ENGL 1102</text:span></text:span></text:p>
      <text:p text:style-name="P8"><text:span text:style-name="Strong_20_Emphasis"><text:span text:style-name="T2">Mr. Brandon Brookes</text:span></text:span></text:p>
      <text:p text:style-name="P9">May <text:span text:style-name="T9">9</text:span>, 2025</text:p>
      <text:p text:style-name="P4"><text:span text:style-name="Strong_20_Emphasis"><text:span text:style-name="T1"/></text:span></text:p>
      <text:p text:style-name="P5"><text:span text:style-name="Strong_20_Emphasis"><text:span text:style-name="T1"/></text:span></text:p>
      <text:p text:style-name="P2"><text:span text:style-name="Strong_20_Emphasis"><text:span text:style-name="T1"><text:tab/>Recently, I encountered a troubling case on YouTube involving a Muslim woman in the United Kingdom, referred to under the alias "Aisha", who publicly disclosed her experiences of abuse and abandonment in a marriage arrangement known as </text:span></text:span><text:span text:style-name="Strong_20_Emphasis"><text:span text:style-name="T5">misyar</text:span></text:span><text:span text:style-name="Strong_20_Emphasis"><text:span text:style-name="T1">. Her husband, a public Muslim </text:span></text:span><text:span text:style-name="Strong_20_Emphasis"><text:span text:style-name="T5">da‘wah</text:span></text:span><text:span text:style-name="Strong_20_Emphasis"><text:span text:style-name="T1"> figure, has since denied the existence of the marriage altogether </text:span></text:span><text:span text:style-name="Strong_20_Emphasis"><text:span text:style-name="T3">(Behind Veils, 2025)</text:span></text:span><text:span text:style-name="Strong_20_Emphasis"><text:span text:style-name="T1">, leaving her in a vulnerable legal and emotional state. This disturbing situation prompted me to investigate </text:span></text:span><text:span text:style-name="Strong_20_Emphasis"><text:span text:style-name="T5">misyar</text:span></text:span><text:span text:style-name="Strong_20_Emphasis"><text:span text:style-name="T1"> marriages more closely, particularly in terms of their legal, social, and ethical dimensions within Islamic law and practice. </text:span></text:span><text:span text:style-name="Strong_20_Emphasis"><text:span text:style-name="T5">Misyar</text:span></text:span><text:span text:style-name="Strong_20_Emphasis"><text:span text:style-name="T1"> marriage is a legally recognized form of marriage in certain Islamic legal traditions, but it deviates significantly from the typical expectations of marital life. It is characterized by the woman's voluntary renunciation of her rights to cohabitation, maintenance, and accommodation—rights that are otherwise guaranteed in a traditional Islamic marriage (Welchman, 2007, p. 103). The arrangement is often framed as a flexible solution for individuals who, for various reasons, cannot enter a full-time marriage. These include men who are already married or women seeking companionship without the burdens of domestic responsibility. However, the implications of such arrangements, especially for women, can be deeply problematic. In Aisha’s case, the absence of traditional marital documentation and responsibilities made it easier for her husband to deny the marriage’s legitimacy altogether. Since </text:span></text:span><text:span text:style-name="Strong_20_Emphasis"><text:span text:style-name="T5">misyar</text:span></text:span><text:span text:style-name="Strong_20_Emphasis"><text:span text:style-name="T1"> marriages are often conducted informally or privately, with minimal legal oversight, the burden of proof falls heavily on the woman if a dispute arises. This raises significant questions about the efficacy of </text:span></text:span><text:span text:style-name="Strong_20_Emphasis"><text:span text:style-name="T5">misyar</text:span></text:span><text:span text:style-name="Strong_20_Emphasis"><text:span text:style-name="T1"> marriages in protecting the rights and dignity of women. Historically, Islamic jurisprudence has emphasized the contractual nature of marriage, but the terms and enforcement of that contract vary depending on interpretation and context. As Khadduri (1978) notes, the modernist interpretation of Islamic marriage law tries to adapt traditional concepts to contemporary social realities while maintaining the core values of mutual respect and responsibility (p. 215). Yet, </text:span></text:span><text:span text:style-name="Strong_20_Emphasis"><text:span text:style-name="T5">misyar</text:span></text:span><text:span text:style-name="Strong_20_Emphasis"><text:span text:style-name="T1"> marriage represents a sharp departure from these ideals, often privileging male </text:span></text:span><text:soft-page-break/><text:span text:style-name="Strong_20_Emphasis"><text:span text:style-name="T1">convenience over female protection. Furthermore, as Welchman (2007) elaborates, </text:span></text:span><text:span text:style-name="Strong_20_Emphasis"><text:span text:style-name="T5">misyar</text:span></text:span><text:span text:style-name="Strong_20_Emphasis"><text:span text:style-name="T1"> marriages have been critiqued by many Muslim feminists and legal reformers for their potential to facilitate exploitation. They can be easily used as loopholes to circumvent both religious obligations and civil protections (p. 104). In the Arab legal context, there has been little consensus on how to reform or regulate such marriages effectively. The absence of accountability mechanisms leaves women, particularly those in vulnerable situations like Aisha, exposed to emotional harm, abandonment, and even physical abuse. This case also sheds light on broader patterns of gender inequality within some Muslim communities. As Keddie (1990) argues, the historical subjugation of women in Muslim societies has often been justified under the guise of religious tradition, despite significant efforts toward reform and reinterpretation in the modern era (p. 91). Practices like </text:span></text:span><text:span text:style-name="Strong_20_Emphasis"><text:span text:style-name="T5">misyar</text:span></text:span><text:span text:style-name="Strong_20_Emphasis"><text:span text:style-name="T1"> marriage demonstrate how patriarchal norms can be repackaged within legal frameworks, making them harder to challenge without appearing to question religious authority itself. The case of Aisha, then, is not merely about one woman’s suffering, it reflects a deeper structural issue within some interpretations of Islamic family law. While </text:span></text:span><text:span text:style-name="Strong_20_Emphasis"><text:span text:style-name="T5">misyar</text:span></text:span><text:span text:style-name="Strong_20_Emphasis"><text:span text:style-name="T1"> marriage may appear lawful on the surface, its practical effects can undermine the very principles of justice, mutual support, and protection that Islamic marriage is meant to uphold. Reforming such practices requires both legal restructuring and a broader cultural shift that re-centers the dignity and rights of women in marital relationships.</text:span></text:span></text:p>
      <text:p text:style-name="P2"><text:span text:style-name="Strong_20_Emphasis"><text:span text:style-name="T6"/></text:span></text:p>
      <text:p text:style-name="P3"><text:span text:style-name="Strong_20_Emphasis"><text:span text:style-name="T7">References:</text:span></text:span></text:p>
      <text:p text:style-name="P2"><text:span text:style-name="Strong_20_Emphasis"><text:span text:style-name="T1">Behind Veils. (2025, April 6). </text:span></text:span><text:span text:style-name="Emphasis"><text:span text:style-name="T1">Deceived by Mohammed Hijab: The secret marriage that broke me</text:span></text:span><text:span text:style-name="Strong_20_Emphasis"><text:span text:style-name="T1"> [Video]. YouTube. </text:span></text:span><text:a xlink:type="simple" xlink:href="https://www.youtube.com/watch?v=4Q1bdqsDPFM" office:target-frame-name="_new" xlink:show="replace" text:style-name="Internet_20_link" text:visited-style-name="Visited_20_Internet_20_Link"><text:span text:style-name="Strong_20_Emphasis"><text:span text:style-name="T1">https://www.youtube.com/watch?v=4Q1bdqsDPFM</text:span></text:span></text:a></text:p>
      <text:p text:style-name="P2"><text:span text:style-name="Strong_20_Emphasis"><text:span text:style-name="T1">Welchman, L. (2007). The Marital Relationship. In </text:span></text:span><text:span text:style-name="Strong_20_Emphasis"><text:span text:style-name="T5">Women and Muslim Family Laws in Arab States: A Comparative Overview of Textual Development and Advocacy</text:span></text:span><text:span text:style-name="Strong_20_Emphasis"><text:span text:style-name="T1"> (pp. 89–106). Amsterdam University Press. http://www.jstor.org/stable/j.ctt46mwz6.11</text:span></text:span></text:p>
      <text:p text:style-name="P2"><text:span text:style-name="Strong_20_Emphasis"><text:span text:style-name="T1">Khadduri, M. (1978). Marriage in Islamic Law: The Modernist Viewpoints. </text:span></text:span><text:span text:style-name="Strong_20_Emphasis"><text:span text:style-name="T5">The American Journal of Comparative Law</text:span></text:span><text:span text:style-name="Strong_20_Emphasis"><text:span text:style-name="T8">,</text:span></text:span><text:span text:style-name="Strong_20_Emphasis"><text:span text:style-name="T5"> 26 </text:span></text:span><text:span text:style-name="Strong_20_Emphasis"><text:span text:style-name="T1">(2), 213–218. https://doi.org/10.2307/839669</text:span></text:span></text:p>
      <text:p text:style-name="P2"><text:span text:style-name="Strong_20_Emphasis"><text:span text:style-name="T1">Keddie, N. R. (1990). The Past and Present of Women in the Muslim World. </text:span></text:span><text:span text:style-name="Strong_20_Emphasis"><text:span text:style-name="T5">Journal of World History</text:span></text:span><text:span text:style-name="Strong_20_Emphasis"><text:span text:style-name="T1">, </text:span></text:span><text:span text:style-name="Strong_20_Emphasis"><text:span text:style-name="T5">1</text:span></text:span><text:span text:style-name="Strong_20_Emphasis"><text:span text:style-name="T1">(1), 77–108. </text:span></text:span><text:a xlink:type="simple" xlink:href="http://www.jstor.org/stable/20078457" text:style-name="Internet_20_link" text:visited-style-name="Visited_20_Internet_20_Link"><text:span text:style-name="Strong_20_Emphasis"><text:span text:style-name="T1">http://www.jstor.org/stable/20078457</text:span></text:span></text:a></text:p>
      <text:p text:style-name="P2"><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07:46:48.340579023</meta:creation-date>
    <dc:date>2025-05-09T07:49:58.165786016</dc:date>
    <meta:editing-duration>PT3M9S</meta:editing-duration>
    <meta:editing-cycles>2</meta:editing-cycles>
    <meta:generator>LibreOffice/24.2.7.2$Linux_X86_64 LibreOffice_project/420$Build-2</meta:generator>
    <meta:document-statistic meta:table-count="0" meta:image-count="0" meta:object-count="0" meta:page-count="4" meta:paragraph-count="12" meta:word-count="692" meta:character-count="4818" meta:non-whitespace-character-count="4141"/>
  </office:meta>
</office:document-meta>
</file>